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7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8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9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0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14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17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20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3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8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9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4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T1" style:family="text"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T2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ISUALIZAÇÃO DE TOMOGRAFIAS USANDO AS BIBLIOTECAS ITK E VTK</text:p>
      <text:p text:style-name="P14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1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1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11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1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1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1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1"/>
      <text:p text:style-name="P11"/>
      <text:p text:style-name="P11"/>
      <text:p text:style-name="P7"><text:bookmark-start text:name="__RefHeading___Toc367419371"/>2 VISUALIZAÇÃO CIENTÍFICA<text:bookmark-end text:name="__RefHeading___Toc367419371"/></text:p>
      <text:p text:style-name="P11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11">Neste capitulo será abordado o que é a visualização, como é o processo de visualização e o caso particular da tomografia computadorizada.</text:p>
      <text:p text:style-name="P11"/>
      <text:p text:style-name="P4"><text:bookmark-start text:name="__RefHeading___Toc367419372"/>2.1 A IMPORTÂNCIA DA VISUALIZAÇÃO<text:bookmark-end text:name="__RefHeading___Toc367419372"/></text:p>
      <text:p text:style-name="P11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1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11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13"/>
      <text:h text:style-name="P15" text:outline-level="2" text:is-list-header="true"><text:bookmark-start text:name="__RefHeading___Toc367419373"/>2.2 TIPOS DE VISUALIZAÇÃO <text:bookmark-end text:name="__RefHeading___Toc367419373"/></text:h>
      <text:p text:style-name="P11">A visualização pode ser dividida de duas maneiras: quanto a aplicação e quanto ao contexto. Quanto a aplicação temos três tipos: a visualização científica, a visualização de dados e a visualização de informação.</text:p>
      <text:p text:style-name="P11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1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1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1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1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19" text:outline-level="2" text:is-list-header="true"/>
      <text:h text:style-name="P15" text:outline-level="2" text:is-list-header="true"><text:bookmark-start text:name="__RefHeading___Toc3674193731"/>2.3 O PROCESSO DE VISUALIZAÇÃO <text:bookmark-end text:name="__RefHeading___Toc3674193731"/></text:h>
      <text:p text:style-name="P11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1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1"/>
      <text:h text:style-name="P15" text:outline-level="2" text:is-list-header="true"><text:bookmark-start text:name="__RefHeading___Toc36741937311"/>2.4 PROCESSAMENTO DE IMAGENS <text:bookmark-end text:name="__RefHeading___Toc36741937311"/></text:h>
      <text:p text:style-name="P11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11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11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15" text:outline-level="2" text:is-list-header="true"/>
      <text:h text:style-name="P18" text:outline-level="2" text:is-list-header="true">2.5 RENDERIZAÇÃO DE IMAGENS 3D</text:h>
      <text:p text:style-name="P12">Devo falar como é que é?</text:p>
      <text:h text:style-name="P19" text:outline-level="2" text:is-list-header="true"/>
      <text:h text:style-name="P15" text:outline-level="2" text:is-list-header="true"><text:bookmark-start text:name="__RefHeading___Toc367419373111"/>2.5 O CASO DA TOMOGRAFIA <text:bookmark-end text:name="__RefHeading___Toc367419373111"/></text:h>
      <text:p text:style-name="P11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11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11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1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1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1"/>
      <text:p text:style-name="P8"><text:bookmark-start text:name="__RefHeading___Toc367419378"/>3 a itk e vtk como bibliotecas de visualização científica<text:bookmark-end text:name="__RefHeading___Toc367419378"/></text:p>
      <text:h text:style-name="P16" text:outline-level="2" text:is-list-header="true">3.1 INTRODUÇÃO</text:h>
      <text:p text:style-name="P21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21"/>
      <text:h text:style-name="P16" text:outline-level="2" text:is-list-header="true">3.2 DESENVOLVIMENTO ORIENTADO A OBJETOS</text:h>
      <text:p text:style-name="P1"><text:span text:style-name="T2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4">[the visualization toolkit 4a ed pg 16].</text:span></text:p>
      <text:p text:style-name="P6"><text:span text:style-name="T2"><text:tab/>Métodos de desenvolvimento orientado a objetos são reconhecidos como meios efetivos de projeto de software e implementação e metodologias como a de Booch e Rumbaugh são amplamente adotadas.</text:span><text:span text:style-name="T4">[the design and implementation of an object oriented toolkit]</text:span></text:p>
      <text:p text:style-name="P6"><text:span text:style-name="T2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2">divisão do sistema em módulos com interfaces e responsabilidades bem definidas tornando menos difícil a reutilização deles em outros sistemas.</text:span><text:span text:style-name="T4">[M.C.A.(Sem - IV) Object Oriented Modeling &amp; Design Using UML] PROCURAR O object-oriented modeling and design with uml PARA MELHOR EXPLICAÇÃO.</text:span></text:p>
      <text:p text:style-name="P6"><text:span text:style-name="T2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4">[OOAD_Booch_3rd_Edition pg 8],</text:span><text:span text:style-name="T2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25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6"><text:span text:style-name="T2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4">[The Application Visualization System - A Computational Environment for Scientific Visualization]</text:span><text:span text:style-name="T2">.</text:span></text:p>
      <text:p text:style-name="P6"><text:span text:style-name="T2"><text:tab/>No caso particular da VTK e ITK foi usada a metodologia de Rumbaugh, que tem três tipos principais de modelos: o modelo de objetos, o modelo dinâmico e o modelo funcional.</text:span><text:span text:style-name="T4">[the visualization toolkit]</text:span></text:p>
      <text:p text:style-name="P1"><text:span text:style-name="T2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4">[PEGAR O </text:span><text:span text:style-name="T5">Object-Oriented Modeling and Design</text:span><text:span text:style-name="T4"> DO Rumbaugh].</text:span></text:p>
      <text:p text:style-name="P24"/>
      <text:h text:style-name="P17" text:outline-level="2" text:is-list-header="true">3.2 VTK</text:h>
      <text:h text:style-name="P17" text:outline-level="2" text:is-list-header="true">3.2.1 A ARQUITETURA DO SISTEMA</text:h>
      <text:h text:style-name="P17" text:outline-level="2" text:is-list-header="true"><text:span text:style-name="T1">3.2.1.1 INTERFACE INTERPRETADA E O NÚCLEO COMPILADO.</text:span></text:h>
      <text:p text:style-name="P6"><text:span text:style-name="T2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.</text:span></text:p>
      <text:p text:style-name="P6"><text:span text:style-name="T2"><text:tab/>Essa divisão é vantajosa pois permite que sejam construídos algoritmos em uma linguagem eficiente em termos de cpu e memória e permite desenvolvimento rápido com ambientes de linguagens interpretadas que evitam o ciclo de compilação e </text:span><text:soft-page-break/><text:span text:style-name="T2">linkagem. Segundo Schroeder, Martin e Lorensen as aplicações construídas em 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4">[the vtk user's guide pg 19][the design and implementation of an object oriented toolkit]</text:span></text:p>
      <text:h text:style-name="P17" text:outline-level="2" text:is-list-header="true">3.2.1.2 O MODELO DE OBJETOS BAIXO-NÍVEL.</text:h>
      <text:p text:style-name="P6"><text:span text:style-name="T2"><text:tab/>Quase todos os objetos da VTK derivam do objeto vtkObject e tem que ser instanciados usando as operações New e Delete do objeto e não podem ser alocados na pilha.</text:span></text:p>
      <text:p text:style-name="P6"><text:span text:style-name="T2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span></text:p>
      <text:p text:style-name="P6"><text:span text:style-name="T2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span></text:p>
      <text:p text:style-name="P6"><text:span text:style-name="T2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span></text:p>
      <text:p text:style-name="P6"><text:span text:style-name="T2"><text:tab/>A cada vez que uma referencia é deregistrada via vtkObjectBase::Unregister é avaliado por vtkObjectBase se o objeto tem zero referências. Se houver o objeto é destruído.</text:span></text:p>
      <text:p text:style-name="P6"><text:span text:style-name="T2"><text:tab/>Com <text:s/>isso a gerência das referências e, portanto, de quando os objetos devem ser destruídos e a memória que eles alocaram ser liberada para outros usos é, em parte, responsabilidade da VTK e não do programador.</text:span></text:p>
      <text:p text:style-name="P6"><text:span text:style-name="T2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2">].</text:span></text:p>
      <text:p text:style-name="P6"><text:span text:style-name="T2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span></text:p>
      <text:p text:style-name="P6"><text:span text:style-name="T2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span></text:p>
      <text:p text:style-name="P6"><text:span text:style-name="T2"><text:tab/>Quando um objeto é criado na pilha seu destrutor é invocado quando o escopo onde ele existe é destruído (por exemplo, quando a função onde ele foi criado retorna). <text:s text:c="2"/></text:span><text:soft-page-break/><text:span text:style-name="T2"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2"> ]</text:span></text:p>
      <text:p text:style-name="P6"><text:span text:style-name="T2"><text:tab/></text:span></text:p>
      <text:p text:style-name="P6"><text:span text:style-name="T2"/></text:p>
      <text:p text:style-name="P6"><text:span text:style-name="T2"><text:tab/><text:line-break/></text:span></text:p>
      <text:p text:style-name="P6"><text:span text:style-name="T6">Falar da arquitetura – o núcleo de código compilado e os wrappers interpretados ao redor -FEITO</text:span></text:p>
      <text:list xml:id="list8129570713035514016" text:style-name="L1">
        <text:list-item>
          <text:list>
            <text:list-item>
              <text:list>
                <text:list-item>
                  <text:p text:style-name="P27">Falar do manejamento de memória, o modelo de baixo-nível[the vtk user's guide pg 20]</text:p>
                </text:list-item>
                <text:list-item>
                  <text:p text:style-name="P27">Falar da divisão do modelo de objetos em duas partes:</text:p>
                </text:list-item>
                <text:list-item>
                  <text:p text:style-name="P27">Falar do modelo gráfico [the visualization toolkit pg 58]</text:p>
                </text:list-item>
                <text:list-item>
                  <text:p text:style-name="P27">Falar da pipeline de visualização [the visualization toolkit pg 81]</text:p>
                </text:list-item>
                <text:list-item>
                  <text:p text:style-name="P27">Falar da representação dos dados [the visualization toolkit pg 121]</text:p>
                </text:list-item>
              </text:list>
            </text:list-item>
          </text:list>
        </text:list-item>
      </text:list>
      <text:h text:style-name="P17" text:outline-level="2" text:is-list-header="true">3.3 ITK</text:h>
      <text:p text:style-name="P22">1)Falar do porque dela ter sido criada</text:p>
      <text:p text:style-name="P22">2)Falar de segumentação</text:p>
      <text:p text:style-name="P22">3)Falar de registro</text:p>
      <text:h text:style-name="P17" text:outline-level="2" text:is-list-header="true">3.3.1 O MODELO DE OBJETOS</text:h>
      <text:p text:style-name="P22">1)Falar do uso de generics: o que é e porque.</text:p>
      <text:p text:style-name="P22">2)Falar da representação dos dados em seus vários tipos</text:p>
      <text:p text:style-name="P22">3)Falar pipeline de processamento de dados</text:p>
      <text:h text:style-name="P17" text:outline-level="2" text:is-list-header="true"/>
      <text:h text:style-name="P17" text:outline-level="2" text:is-list-header="true">3.4 ITK, VTK E AS TRÊS ETAPAS DO PROCESSO DE VISUALIZAÇÃO</text:h>
      <text:list xml:id="list8593328176664172033" text:style-name="L2">
        <text:list-item>
          <text:p text:style-name="P23">Os filtros de imagem da ITK como ferramenta de enriquecimento de imagens</text:p>
        </text:list-item>
        <text:list-item>
          <text:p text:style-name="P23">Mepeamento com a vtk</text:p>
        </text:list-item>
        <text:list-item>
          <text:p text:style-name="P23">Renderização com a vtk</text:p>
        </text:list-item>
      </text:list>
      <text:list xml:id="list7839965775938024789" text:style-name="L3">
        <text:list-header>
          <text:p text:style-name="P28"/>
        </text:list-header>
      </text:list>
      <text:p text:style-name="P9">4 vISUALIZAÇÃO E MANIPULAÇÃO DE TOMOGRAFIAS – UM ESTUDO DE CASO</text:p>
      <text:h text:style-name="P17" text:outline-level="2" text:is-list-header="true">4.1 POR QUE COMBINAR A ITK E VTK</text:h>
      <text:list xml:id="list5066742751755906714" text:style-name="L4">
        <text:list-item>
          <text:p text:style-name="P29">VTK não tem segmentação.</text:p>
        </text:list-item>
        <text:list-item>
          <text:p text:style-name="P29">ITK não tem visualização.</text:p>
        </text:list-item>
      </text:list>
      <text:h text:style-name="P17" text:outline-level="2" text:is-list-header="true">4.2 COMO COMBINAR AS BIBLIOTECAS</text:h>
      <text:list xml:id="list7732301800919574331" text:style-name="L5">
        <text:list-item>
          <text:p text:style-name="P30">Os objetos de dados gerados pelas pipelines são diferentes embora parecidas.</text:p>
        </text:list-item>
        <text:list-item>
          <text:p text:style-name="P30">Passagem de dados entre uma biblioteca e outra.</text:p>
        </text:list-item>
        <text:list-item>
          <text:p text:style-name="P30">Efeito dessas passagens na execução das pipelines.</text:p>
        </text:list-item>
      </text:list>
      <text:h text:style-name="P17" text:outline-level="2" text:is-list-header="true">4.3 A PIPELINE DE VISUALIZAÇÃO DE TOMOGRAFIAS</text:h>
      <text:list xml:id="list1990850943804665194" text:style-name="L6">
        <text:list-item>
          <text:p text:style-name="P31">Camada de carga de dados</text:p>
        </text:list-item>
        <text:list-item>
          <text:p text:style-name="P31">Camada de enriquecimento de dados</text:p>
        </text:list-item>
        <text:list-item>
          <text:p text:style-name="P31">Camada de mapeamento</text:p>
        </text:list-item>
        <text:list-item>
          <text:p text:style-name="P31">Camada de renderização</text:p>
        </text:list-item>
      </text:list>
      <text:h text:style-name="P17" text:outline-level="2" text:is-list-header="true">4.4 MANIPULAÇÃO DE IMAGENS</text:h>
      <text:list xml:id="list2770322582718266528" text:style-name="L7">
        <text:list-item>
          <text:p text:style-name="P32">Mudança nas tabelas de cor e opacidade</text:p>
        </text:list-item>
        <text:list-item>
          <text:p text:style-name="P32"><text:soft-page-break/>Remoção de regiões</text:p>
        </text:list-item>
        <text:list-item>
          <text:p text:style-name="P32">Remoção de órgãos</text:p>
        </text:list-item>
      </text:list>
      <text:h text:style-name="P17" text:outline-level="2" text:is-list-header="true">4.5 CONSUMO DE MEMÓRIA E PROCESSAMENT</text:h>
      <text:list xml:id="list6440970636546388363" text:style-name="L8">
        <text:list-item>
          <text:p text:style-name="P33">Consumo ao longo das etapas da execução da pipeline</text:p>
        </text:list-item>
        <text:list-item>
          <text:p text:style-name="P33">Execução usando os múltiplos núcleos.</text:p>
        </text:list-item>
        <text:list-item>
          <text:p text:style-name="P33">Uso da placa de vídeo.</text:p>
        </text:list-item>
        <text:list-item>
          <text:p text:style-name="P33">Como escala com o tamanho da tomografia</text:p>
        </text:list-item>
      </text:list>
      <text:h text:style-name="P17" text:outline-level="2" text:is-list-header="true">4.6 CONTROLE DE QUALIDADE</text:h>
      <text:list xml:id="list4265086552141537433" text:style-name="L9">
        <text:list-item>
          <text:p text:style-name="P34">Os vários tipos de renderização volumétrica</text:p>
        </text:list-item>
        <text:list-item>
          <text:p text:style-name="P34">Tessalation, meshsmooth, antialiasing</text:p>
        </text:list-item>
        <text:list-item>
          <text:p text:style-name="P34">Troca entre qualidade e responsividade</text:p>
        </text:list-item>
      </text:list>
      <text:p text:style-name="P9">5 CONclusões</text:p>
      <text:p text:style-name="P5"><text:tab/>Resultados</text:p>
      <text:p text:style-name="P5"><text:tab/>Limitações de memória</text:p>
      <text:p text:style-name="P5"><text:tab/>Limitações de velocidade</text:p>
      <text:p text:style-name="P5"><text:tab/>Possiveis meios de mitigar as limitaçõ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6T09:51:56.91</dc:date>
    <meta:editing-duration>PT21H26M58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8" meta:paragraph-count="118" meta:word-count="3267" meta:character-count="21224"/>
  </office:meta>
</office:document-meta>
</file>